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/>
          <table:table-cell table:style-name="ce15" table:formula="of:=[.B35]-[.A35]" office:value-type="time" office:time-value="-PT1069664H35M00.000000559S" calcext:value-type="time">
            <text:p>15:25:00</text:p>
          </table:table-cell>
          <table:table-cell table:style-name="ce7" table:formula="of:=[.C35]+[.D34]" office:value-type="time" office:time-value="-PT1069664H35M00.000000559S" calcext:value-type="time">
            <text:p>-1069664:35:00</text:p>
          </table:table-cell>
          <table:table-cell office:value-type="string" calcext:value-type="string">
            <text:p>Draft of quarter plan</text:p>
          </table:table-cell>
          <table:table-cell table:number-columns-repeated="59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 style:data-style-name="N2" text:time-value="08:33:58.54926592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1-08T08:35:19.547533494</dc:date>
    <meta:editing-cycles>36</meta:editing-cycles>
    <meta:editing-duration>PT2H58M32S</meta:editing-duration>
    <meta:generator>LibreOffice/7.2.4.1$Linux_X86_64 LibreOffice_project/20$Build-1</meta:generator>
    <meta:document-statistic meta:table-count="1" meta:cell-count="160" meta:object-count="0"/>
    <meta:user-defined meta:name="AppVersion">15.0000</meta:user-defined>
  </office:meta>
</office:document-meta>
</file>